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4f20" officeooo:paragraph-rsid="000b4f20"/>
    </style:style>
    <style:style style:name="P2" style:family="paragraph" style:parent-style-name="Text_20_body">
      <style:text-properties officeooo:rsid="000b4f20" officeooo:paragraph-rsid="000b4f2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¡Claro que sí! Vamos a resolver juntos todas las secciones paso a paso. Empecemos por la sección <text:span text:style-name="Strong_20_Emphasis">2. SUPERLATIVE FORM</text:span> (formar superlativos a partir de adjetivos):</text:p>
      <text:p text:style-name="Horizontal_20_Line"/>
      <text:h text:style-name="Heading_20_3" text:outline-level="3">📝 <text:span text:style-name="Strong_20_Emphasis">SECCIÓN 2: SUPERLATIVE FORM</text:span></text:h>
      <text:list xml:id="list2688105081" text:style-name="L1">
        <text:list-item>
          <text:p text:style-name="P3">Happy → <text:span text:style-name="Strong_20_Emphasis">The happiest</text:span></text:p>
        </text:list-item>
        <text:list-item>
          <text:p text:style-name="P3">Intelligent → <text:span text:style-name="Strong_20_Emphasis">The most intelligent</text:span></text:p>
        </text:list-item>
        <text:list-item>
          <text:p text:style-name="P3">Fast → <text:span text:style-name="Strong_20_Emphasis">The fastest</text:span></text:p>
        </text:list-item>
        <text:list-item>
          <text:p text:style-name="P3">Tall → <text:span text:style-name="Strong_20_Emphasis">The tallest</text:span></text:p>
        </text:list-item>
        <text:list-item>
          <text:p text:style-name="P3">Close → <text:span text:style-name="Strong_20_Emphasis">The closest</text:span></text:p>
        </text:list-item>
        <text:list-item>
          <text:p text:style-name="P3">Helpful → <text:span text:style-name="Strong_20_Emphasis">The most helpful</text:span></text:p>
        </text:list-item>
        <text:list-item>
          <text:p text:style-name="P3">Modern → <text:span text:style-name="Strong_20_Emphasis">The most modern</text:span></text:p>
        </text:list-item>
        <text:list-item>
          <text:p text:style-name="P3">Stylish → <text:span text:style-name="Strong_20_Emphasis">The most stylish</text:span></text:p>
        </text:list-item>
        <text:list-item>
          <text:p text:style-name="P3">Amazing → <text:span text:style-name="Strong_20_Emphasis">The most amazing</text:span></text:p>
        </text:list-item>
        <text:list-item>
          <text:p text:style-name="P3">Calm → <text:span text:style-name="Strong_20_Emphasis">The calmest</text:span></text:p>
        </text:list-item>
        <text:list-item>
          <text:p text:style-name="P3">Gentle → <text:span text:style-name="Strong_20_Emphasis">The gentlest</text:span></text:p>
        </text:list-item>
        <text:list-item>
          <text:p text:style-name="P3">Strong → <text:span text:style-name="Strong_20_Emphasis">The strongest</text:span></text:p>
        </text:list-item>
        <text:list-item>
          <text:p text:style-name="P3">Honest → <text:span text:style-name="Strong_20_Emphasis">The most honest</text:span></text:p>
        </text:list-item>
        <text:list-item>
          <text:p text:style-name="P3">Generous → <text:span text:style-name="Strong_20_Emphasis">The most generous</text:span></text:p>
        </text:list-item>
        <text:list-item>
          <text:p text:style-name="P3">Shy → <text:span text:style-name="Strong_20_Emphasis">The shyest</text:span></text:p>
        </text:list-item>
        <text:list-item>
          <text:p text:style-name="P3">Good → <text:span text:style-name="Strong_20_Emphasis">The best</text:span></text:p>
        </text:list-item>
        <text:list-item>
          <text:p text:style-name="P3">Patient → <text:span text:style-name="Strong_20_Emphasis">The most patient</text:span></text:p>
        </text:list-item>
        <text:list-item>
          <text:p text:style-name="P3">Far → <text:span text:style-name="Strong_20_Emphasis">The furthest</text:span></text:p>
        </text:list-item>
      </text:list>
      <text:p text:style-name="Horizontal_20_Line"/>
      <text:p text:style-name="Text_20_body">¿Quieres que continuemos con la <text:span text:style-name="Strong_20_Emphasis">Sección 3 (Completa las oraciones)</text:span>?</text:p>
      <text:h text:style-name="Heading_20_5" text:outline-level="5">Dijiste:</text:h>
      <text:p text:style-name="Text_20_body">si</text:p>
      <text:h text:style-name="Heading_20_6" text:outline-level="6">ChatGPT dijo:</text:h>
      <text:p text:style-name="Text_20_body">Perfecto, vamos con la <text:span text:style-name="Strong_20_Emphasis">Sección 3: COMPLETE THE SENTENCES</text:span>. Aquí tienes cada oración completada con la forma superlativa correcta del adjetivo:</text:p>
      <text:p text:style-name="Horizontal_20_Line"/>
      <text:h text:style-name="Heading_20_3" text:outline-level="3"><text:soft-page-break/>✍️ <text:span text:style-name="Strong_20_Emphasis">SECCIÓN 3: COMPLETE THE SENTENCES</text:span></text:h>
      <text:list xml:id="list142432075" text:style-name="L2">
        <text:list-item>
          <text:p text:style-name="P4">New York City is the <text:span text:style-name="Strong_20_Emphasis">busiest</text:span> city in the USA.</text:p>
        </text:list-item>
        <text:list-item>
          <text:p text:style-name="P4">An iPhone 12 is the <text:span text:style-name="Strong_20_Emphasis">most modern</text:span> smartphone in 2020.</text:p>
        </text:list-item>
        <text:list-item>
          <text:p text:style-name="P4">The kitchen is the <text:span text:style-name="Strong_20_Emphasis">dirtiest</text:span> room in the house.</text:p>
        </text:list-item>
        <text:list-item>
          <text:p text:style-name="P4">A plane is the <text:span text:style-name="Strong_20_Emphasis">fastest</text:span> type of transport.</text:p>
        </text:list-item>
        <text:list-item>
          <text:p text:style-name="P4">Jeff Bezos is the <text:span text:style-name="Strong_20_Emphasis">richest</text:span> man in the world.</text:p>
        </text:list-item>
        <text:list-item>
          <text:p text:style-name="P4">Russia is the <text:span text:style-name="Strong_20_Emphasis">biggest</text:span> country in the world.</text:p>
        </text:list-item>
        <text:list-item>
          <text:p text:style-name="P4">The bedroom light is the <text:span text:style-name="Strong_20_Emphasis">brightest</text:span> light in the house.</text:p>
        </text:list-item>
        <text:list-item>
          <text:p text:style-name="P4">He is the <text:span text:style-name="Strong_20_Emphasis">healthiest</text:span> person in this family.</text:p>
        </text:list-item>
        <text:list-item>
          <text:p text:style-name="P4">A sports jumper is her <text:span text:style-name="Strong_20_Emphasis">most comfortable</text:span> piece of clothing.</text:p>
        </text:list-item>
        <text:list-item>
          <text:p text:style-name="P4">A hotel is the <text:span text:style-name="Strong_20_Emphasis">safest</text:span> place to stay on holiday.</text:p>
        </text:list-item>
        <text:list-item>
          <text:p text:style-name="P4">She was voted the <text:span text:style-name="Strong_20_Emphasis">most stylish</text:span> person at the fashion show.</text:p>
        </text:list-item>
        <text:list-item>
          <text:p text:style-name="P4">The magician's tricks were the <text:span text:style-name="Strong_20_Emphasis">most amazing</text:span> I've ever seen.</text:p>
        </text:list-item>
        <text:list-item>
          <text:p text:style-name="P4">After the storm, the sea was at its <text:span text:style-name="Strong_20_Emphasis">calmest</text:span>.</text:p>
        </text:list-item>
        <text:list-item>
          <text:p text:style-name="P4">Rover is the <text:span text:style-name="Strong_20_Emphasis">gentlest</text:span> puppy.</text:p>
        </text:list-item>
        <text:list-item>
          <text:p text:style-name="P4">He is the <text:span text:style-name="Strong_20_Emphasis">strongest</text:span> person in the weightlifting competition.</text:p>
        </text:list-item>
        <text:list-item>
          <text:p text:style-name="P4">Sarah was the <text:span text:style-name="Strong_20_Emphasis">most honest</text:span> with her feedback.</text:p>
        </text:list-item>
        <text:list-item>
          <text:p text:style-name="P4">John was the <text:span text:style-name="Strong_20_Emphasis">most generous</text:span> with his donation to the school.</text:p>
        </text:list-item>
        <text:list-item>
          <text:p text:style-name="P4">This is the <text:span text:style-name="Strong_20_Emphasis">best</text:span> pizza I've ever tasted!</text:p>
        </text:list-item>
        <text:list-item>
          <text:p text:style-name="P4">John said she was the <text:span text:style-name="Strong_20_Emphasis">most patient</text:span> waitress he had ever met.</text:p>
        </text:list-item>
        <text:list-item>
          <text:p text:style-name="P4">Even though he was the <text:span text:style-name="Strong_20_Emphasis">shyest</text:span> in the group, he eventually opened up to his new friends.</text:p>
        </text:list-item>
      </text:list>
      <text:p text:style-name="Horizontal_20_Line"/>
      <text:p text:style-name="Text_20_body">¿Continuamos con la <text:span text:style-name="Strong_20_Emphasis">Sección 4: Crear oraciones con superlativos</text:span>?</text:p>
      <text:h text:style-name="Heading_20_5" text:outline-level="5">Dijiste:</text:h>
      <text:p text:style-name="Text_20_body">si</text:p>
      <text:h text:style-name="Heading_20_6" text:outline-level="6">ChatGPT dijo:</text:h>
      <text:p text:style-name="Text_20_body">¡Genial! Vamos con la <text:span text:style-name="Strong_20_Emphasis">Sección 4: CREATE SUPERLATIVE SENTENCES</text:span>. A continuación te dejo una oración para cada par de palabras siguiendo el ejemplo del ejercicio:</text:p>
      <text:p text:style-name="Horizontal_20_Line"/>
      <text:h text:style-name="Heading_20_3" text:outline-level="3"><text:soft-page-break/>✍️ <text:span text:style-name="Strong_20_Emphasis">SECCIÓN 4: CREATE SUPERLATIVE SENTENCES</text:span></text:h>
      <text:list xml:id="list2396125030" text:style-name="L3">
        <text:list-item>
          <text:p text:style-name="P5"><text:span text:style-name="Strong_20_Emphasis">Hamburger / Unhealthy</text:span><text:line-break/>→ The hamburger was the <text:span text:style-name="Strong_20_Emphasis">most unhealthy</text:span> meal on the menu.</text:p>
        </text:list-item>
        <text:list-item>
          <text:p text:style-name="P5"><text:span text:style-name="Strong_20_Emphasis">Laura / Funny</text:span><text:line-break/>→ Laura is the <text:span text:style-name="Strong_20_Emphasis">funniest</text:span> person in our class.</text:p>
        </text:list-item>
        <text:list-item>
          <text:p text:style-name="P5"><text:span text:style-name="Strong_20_Emphasis">Dress / Cheap</text:span><text:line-break/>→ That dress is the <text:span text:style-name="Strong_20_Emphasis">cheapest</text:span> one I’ve seen.</text:p>
        </text:list-item>
        <text:list-item>
          <text:p text:style-name="P5"><text:span text:style-name="Strong_20_Emphasis">Mike Tyson / Talented</text:span><text:line-break/>→ Mike Tyson is one of the <text:span text:style-name="Strong_20_Emphasis">most talented</text:span> boxers in history.</text:p>
        </text:list-item>
        <text:list-item>
          <text:p text:style-name="P5"><text:span text:style-name="Strong_20_Emphasis">Pub / Smelly</text:span><text:line-break/>→ This is the <text:span text:style-name="Strong_20_Emphasis">smelliest</text:span> pub I’ve ever been to.</text:p>
        </text:list-item>
        <text:list-item>
          <text:p text:style-name="P5"><text:span text:style-name="Strong_20_Emphasis">Bridge / Long</text:span><text:line-break/>→ That bridge is the <text:span text:style-name="Strong_20_Emphasis">longest</text:span> in the country.</text:p>
        </text:list-item>
        <text:list-item>
          <text:p text:style-name="P5"><text:span text:style-name="Strong_20_Emphasis">Puppy / Cute</text:span><text:line-break/>→ Your puppy is the <text:span text:style-name="Strong_20_Emphasis">cutest</text:span> I’ve ever seen.</text:p>
        </text:list-item>
        <text:list-item>
          <text:p text:style-name="P5"><text:span text:style-name="Strong_20_Emphasis">Jeans / Comfortable</text:span><text:line-break/>→ These jeans are the <text:span text:style-name="Strong_20_Emphasis">most comfortable</text:span> pair I own.</text:p>
        </text:list-item>
        <text:list-item>
          <text:p text:style-name="P5"><text:span text:style-name="Strong_20_Emphasis">Book / Boring</text:span><text:line-break/>→ That book was the <text:span text:style-name="Strong_20_Emphasis">most boring</text:span> I’ve ever read.</text:p>
        </text:list-item>
        <text:list-item>
          <text:p text:style-name="P5"><text:span text:style-name="Strong_20_Emphasis">Apple / Sweet</text:span><text:line-break/>→ This apple is the <text:span text:style-name="Strong_20_Emphasis">sweetest</text:span> one from the tree.</text:p>
        </text:list-item>
        <text:list-item>
          <text:p text:style-name="P5"><text:span text:style-name="Strong_20_Emphasis">Jack / Stylish</text:span><text:line-break/>→ Jack is the <text:span text:style-name="Strong_20_Emphasis">most stylish</text:span> guy at the party.</text:p>
        </text:list-item>
        <text:list-item>
          <text:p text:style-name="P5"><text:span text:style-name="Strong_20_Emphasis">Teacher / Calm</text:span><text:line-break/>→ My teacher is the <text:span text:style-name="Strong_20_Emphasis">calmest</text:span> person I know.</text:p>
        </text:list-item>
        <text:list-item>
          <text:p text:style-name="P5"><text:span text:style-name="Strong_20_Emphasis">Boss / Angry</text:span><text:line-break/>→ He’s the <text:span text:style-name="Strong_20_Emphasis">angriest</text:span> boss I’ve ever worked with.</text:p>
        </text:list-item>
        <text:list-item>
          <text:p text:style-name="P5"><text:span text:style-name="Strong_20_Emphasis">House / Far</text:span><text:line-break/>→ That house is the <text:span text:style-name="Strong_20_Emphasis">furthest</text:span> from town.</text:p>
        </text:list-item>
        <text:list-item>
          <text:p text:style-name="P5"><text:span text:style-name="Strong_20_Emphasis">Friend / Honest</text:span><text:line-break/>→ She is the <text:span text:style-name="Strong_20_Emphasis">most honest</text:span> friend I have.</text:p>
        </text:list-item>
        <text:list-item>
          <text:p text:style-name="P5"><text:span text:style-name="Strong_20_Emphasis">Experience / Amazing</text:span><text:line-break/>→ That was the <text:span text:style-name="Strong_20_Emphasis">most amazing</text:span> experience of my life.</text:p>
        </text:list-item>
        <text:list-item>
          <text:p text:style-name="P5"><text:span text:style-name="Strong_20_Emphasis">Athlete / Strong</text:span><text:line-break/>→ He is the <text:span text:style-name="Strong_20_Emphasis">strongest</text:span> athlete in the team.</text:p>
        </text:list-item>
        <text:list-item>
          <text:p text:style-name="P5"><text:soft-page-break/><text:span text:style-name="Strong_20_Emphasis">Waiter / Helpful</text:span><text:line-break/>→ The waiter was the <text:span text:style-name="Strong_20_Emphasis">most helpful</text:span> we’ve had so far.</text:p>
        </text:list-item>
      </text:list>
      <text:p text:style-name="Horizontal_20_Line"/>
      <text:p text:style-name="Text_20_body">¿Pasamos ahora a la <text:span text:style-name="Strong_20_Emphasis">Sección 5: SUPERLATIVE CORRECTIONS</text:span>? Ahí hay que identificar errores y corregirlos.</text:p>
      <text:h text:style-name="Heading_20_5" text:outline-level="5">Dijiste:</text:h>
      <text:p text:style-name="Text_20_body">si</text:p>
      <text:h text:style-name="Heading_20_6" text:outline-level="6">ChatGPT dijo:</text:h>
      <text:p text:style-name="Text_20_body">Perfecto, vamos ahora con la <text:span text:style-name="Strong_20_Emphasis">Sección 5: SUPERLATIVE CORRECTIONS</text:span>. En esta sección debemos identificar si hay errores en las oraciones con superlativos y corregirlas si es necesario. Recuerda: <text:span text:style-name="Strong_20_Emphasis">no todas las oraciones están incorrectas.</text:span></text:p>
      <text:p text:style-name="Horizontal_20_Line"/>
      <text:h text:style-name="Heading_20_3" text:outline-level="3">✍️ <text:span text:style-name="Strong_20_Emphasis">SECCIÓN 5: CORRECCIÓN DE SUPERLATIVOS</text:span></text:h>
      <text:list xml:id="list3010730398" text:style-name="L4">
        <text:list-item>
          <text:p text:style-name="P6">❌ <text:span text:style-name="Strong_20_Emphasis">Mount Everest is the most high mountain in the world.</text:span><text:line-break/>✅ <text:span text:style-name="Strong_20_Emphasis">Mount Everest is the highest mountain in the world.</text:span></text:p>
        </text:list-item>
        <text:list-item>
          <text:p text:style-name="P6">✅ <text:span text:style-name="Strong_20_Emphasis">A Ferrari is the most expensive car available on the website.</text:span><text:line-break/>(No hay error)</text:p>
        </text:list-item>
        <text:list-item>
          <text:p text:style-name="P6">❌ <text:span text:style-name="Strong_20_Emphasis">John is the most slowest runner in his class.</text:span><text:line-break/>✅ <text:span text:style-name="Strong_20_Emphasis">John is the slowest runner in his class.</text:span></text:p>
        </text:list-item>
        <text:list-item>
          <text:p text:style-name="P6">✅ <text:span text:style-name="Strong_20_Emphasis">A salad is the most healthy option available on the menu.</text:span><text:line-break/>(Opcionalmente, se podría decir “healthiest”, pero “most healthy” también es correcto.)</text:p>
        </text:list-item>
        <text:list-item>
          <text:p text:style-name="P6">❌ <text:span text:style-name="Strong_20_Emphasis">40kg is the most heaviest weight at the gym.</text:span><text:line-break/>✅ <text:span text:style-name="Strong_20_Emphasis">40kg is the heaviest weight at the gym.</text:span></text:p>
        </text:list-item>
        <text:list-item>
          <text:p text:style-name="P6">✅ <text:span text:style-name="Strong_20_Emphasis">Daniel is the most intelligent student in the class.</text:span><text:line-break/>(No hay error)</text:p>
        </text:list-item>
        <text:list-item>
          <text:p text:style-name="P6">❌ <text:span text:style-name="Strong_20_Emphasis">He was scared because he heard the most loud noise from the other room.</text:span><text:line-break/>✅ <text:span text:style-name="Strong_20_Emphasis">He was scared because he heard the loudest noise from the other room.</text:span></text:p>
        </text:list-item>
        <text:list-item>
          <text:p text:style-name="P6">❌ <text:span text:style-name="Strong_20_Emphasis">A tiger is the more dangerous animal at the zoo.</text:span><text:line-break/>✅ <text:span text:style-name="Strong_20_Emphasis">A tiger is the most dangerous animal at the zoo.</text:span></text:p>
        </text:list-item>
        <text:list-item>
          <text:p text:style-name="P6">❌ <text:span text:style-name="Strong_20_Emphasis">The homemade apple pie she baked was the goodest I've ever tasted.</text:span><text:line-break/>✅ <text:span text:style-name="Strong_20_Emphasis">The homemade apple pie she baked was the best I've ever tasted.</text:span></text:p>
        </text:list-item>
        <text:list-item>
          <text:p text:style-name="P6">✅ <text:span text:style-name="Strong_20_Emphasis">He was the most serious student in the class, always focused on his studies.</text:span><text:line-break/>(No hay error)</text:p>
        </text:list-item>
        <text:list-item>
          <text:p text:style-name="P6">✅ <text:span text:style-name="Strong_20_Emphasis">Winning the championship made him the proudest athlete in the team's history.</text:span><text:line-break/>(No hay error)</text:p>
        </text:list-item>
        <text:list-item>
          <text:p text:style-name="P6"><text:soft-page-break/>❌ <text:span text:style-name="Strong_20_Emphasis">During the interview, she was the nervousest she had ever been in her life.</text:span><text:line-break/>✅ <text:span text:style-name="Strong_20_Emphasis">During the interview, she was the most nervous she had ever been in her life.</text:span></text:p>
        </text:list-item>
        <text:list-item>
          <text:p text:style-name="P6">✅ <text:span text:style-name="Strong_20_Emphasis">John is the most confident swimmer in our group.</text:span><text:line-break/>(No hay error)</text:p>
        </text:list-item>
        <text:list-item>
          <text:p text:style-name="P6">✅ <text:span text:style-name="Strong_20_Emphasis">Her car was the shiniest one in the parking lot.</text:span><text:line-break/>(No hay error)</text:p>
        </text:list-item>
        <text:list-item>
          <text:p text:style-name="P6">❌ <text:span text:style-name="Strong_20_Emphasis">Solving that complex puzzle left her feeling the confusedest she had ever felt.</text:span><text:line-break/>✅ <text:span text:style-name="Strong_20_Emphasis">Solving that complex puzzle left her feeling the most confused she had ever felt.</text:span></text:p>
        </text:list-item>
        <text:list-item>
          <text:p text:style-name="P6">✅ <text:span text:style-name="Strong_20_Emphasis">My teacher is the most patient person I know.</text:span><text:line-break/>(No hay error)</text:p>
        </text:list-item>
        <text:list-item>
          <text:p text:style-name="P6">✅ <text:span text:style-name="Strong_20_Emphasis">He was known as the most careful driver among his friends.</text:span><text:line-break/>(No hay error)</text:p>
        </text:list-item>
        <text:list-item>
          <text:p text:style-name="P6">❌ <text:span text:style-name="Strong_20_Emphasis">I think firefighters are the brave people in our society.</text:span><text:line-break/>✅ <text:span text:style-name="Strong_20_Emphasis">I think firefighters are the bravest people in our society.</text:span></text:p>
        </text:list-item>
      </text:list>
      <text:p text:style-name="Horizontal_20_Line"/>
      <text:p text:style-name="Text_20_body">¿Vamos ahora con la <text:span text:style-name="Strong_20_Emphasis">Sección 6: SUPERLATIVE QUESTIONS</text:span>? ¿O prefieres que revise primero la parte de lectura (<text:span text:style-name="Strong_20_Emphasis">Sección 7</text:span>) contigo?</text:p>
      <text:h text:style-name="Heading_20_5" text:outline-level="5">Dijiste:</text:h>
      <text:p text:style-name="Text_20_body">si</text:p>
      <text:h text:style-name="Heading_20_6" text:outline-level="6">ChatGPT dijo:</text:h>
      <text:p text:style-name="Text_20_body">Perfecto, seguimos con la <text:span text:style-name="Strong_20_Emphasis">Sección 6: SUPERLATIVE QUESTIONS</text:span>, donde debes responder las preguntas usando superlativos. Te daré una posible respuesta modelo para cada una. Puedes adaptarlas con tu propia experiencia si lo deseas:</text:p>
      <text:p text:style-name="Horizontal_20_Line"/>
      <text:h text:style-name="Heading_20_3" text:outline-level="3">✍️ <text:span text:style-name="Strong_20_Emphasis">SECCIÓN 6: SUPERLATIVE QUESTIONS</text:span></text:h>
      <text:list xml:id="list3037169139" text:style-name="L5">
        <text:list-item>
          <text:p text:style-name="P7"><text:span text:style-name="Strong_20_Emphasis">Where do you think would be the best place to visit on holiday?</text:span><text:line-break/>→ I think the best place to visit on holiday is Paris because of its beauty and culture.</text:p>
        </text:list-item>
        <text:list-item>
          <text:p text:style-name="P7"><text:span text:style-name="Strong_20_Emphasis">Where do you think would be the worst place to visit on holiday?</text:span><text:line-break/>→ For me, the worst place would be a desert with extreme heat and no water.</text:p>
        </text:list-item>
        <text:list-item>
          <text:p text:style-name="P7"><text:span text:style-name="Strong_20_Emphasis">Who is the most intelligent person in your family?</text:span><text:line-break/>→ My brother is the most intelligent person in my family. He always gets top grades.</text:p>
        </text:list-item>
        <text:list-item>
          <text:p text:style-name="P7"><text:span text:style-name="Strong_20_Emphasis">What is the most boring film you have ever seen? Explain.</text:span><text:line-break/>→ The most boring film I’ve ever seen was a three-hour documentary about rocks. It had no action or emotion.</text:p>
        </text:list-item>
        <text:list-item>
          <text:p text:style-name="P7"><text:soft-page-break/><text:span text:style-name="Strong_20_Emphasis">What do you think is the most exciting sport?</text:span><text:line-break/>→ I think the most exciting sport is soccer. It’s fast-paced and full of surprises.</text:p>
        </text:list-item>
        <text:list-item>
          <text:p text:style-name="P7"><text:span text:style-name="Strong_20_Emphasis">Describe the most difficult exam you took at school or university.</text:span><text:line-break/>→ The most difficult exam I took was in math. The questions were very complex and time was short.</text:p>
        </text:list-item>
        <text:list-item>
          <text:p text:style-name="P7"><text:span text:style-name="Strong_20_Emphasis">Who is the funniest person you know?</text:span><text:line-break/>→ My cousin is the funniest person I know. He always makes everyone laugh.</text:p>
        </text:list-item>
        <text:list-item>
          <text:p text:style-name="P7"><text:span text:style-name="Strong_20_Emphasis">What's the most exciting place you've ever visited?</text:span><text:line-break/>→ The most exciting place I’ve visited is Disney World. It was full of fun and magic.</text:p>
        </text:list-item>
        <text:list-item>
          <text:p text:style-name="P7"><text:span text:style-name="Strong_20_Emphasis">Who in your family is the kindest?</text:span><text:line-break/>→ My grandmother is the kindest person in my family. She always cares for everyone.</text:p>
        </text:list-item>
        <text:list-item>
          <text:p text:style-name="P7"><text:span text:style-name="Strong_20_Emphasis">What's the most surprising fact you've ever learned recently?</text:span><text:line-break/>→ The most surprising fact I learned is that octopuses have three hearts!</text:p>
        </text:list-item>
        <text:list-item>
          <text:p text:style-name="P7"><text:span text:style-name="Strong_20_Emphasis">Can you think of a proudest moment in your life?</text:span><text:line-break/>→ My proudest moment was when I graduated high school with honors.</text:p>
        </text:list-item>
        <text:list-item>
          <text:p text:style-name="P7"><text:span text:style-name="Strong_20_Emphasis">Who among your friends is the most adventurous?</text:span><text:line-break/>→ My friend Laura is the most adventurous. She loves skydiving and climbing mountains.</text:p>
        </text:list-item>
        <text:list-item>
          <text:p text:style-name="P7"><text:span text:style-name="Strong_20_Emphasis">What's the most beautiful natural landscape in your country?</text:span><text:line-break/>→ The most beautiful natural landscape in my country is the Cocora Valley.</text:p>
        </text:list-item>
        <text:list-item>
          <text:p text:style-name="P7"><text:span text:style-name="Strong_20_Emphasis">Who is the smartest person you've ever met?</text:span><text:line-break/>→ My university professor is the smartest person I’ve ever met. He knows everything!</text:p>
        </text:list-item>
        <text:list-item>
          <text:p text:style-name="P7"><text:span text:style-name="Strong_20_Emphasis">Describe the most challenging situation you've faced.</text:span><text:line-break/>→ The most challenging situation I faced was moving to a new city and starting over.</text:p>
        </text:list-item>
        <text:list-item>
          <text:p text:style-name="P7"><text:span text:style-name="Strong_20_Emphasis">What is the most delicious meal you've ever had?</text:span><text:line-break/>→ The most delicious meal I’ve ever had was homemade lasagna made by my mom.</text:p>
        </text:list-item>
        <text:list-item>
          <text:p text:style-name="P7"><text:span text:style-name="Strong_20_Emphasis">Who is the most creative person you know?</text:span><text:line-break/>→ My friend Ana is the most creative person I know. She’s amazing at drawing and designing.</text:p>
        </text:list-item>
        <text:list-item>
          <text:p text:style-name="P7"><text:span text:style-name="Strong_20_Emphasis">Who is the most organised person you know?</text:span><text:line-break/>→ My teacher is the most organised person I know. Everything is always perfectly planned.</text:p>
        </text:list-item>
      </text:list>
      <text:p text:style-name="Horizontal_20_Line"/>
      <text:p text:style-name="Text_20_body">¿Vamos ahora con la última parte? La <text:span text:style-name="Strong_20_Emphasis">Sección 7: Reading and Comprehension</text:span>. ¿Te gustaría que te ayude a responder las preguntas con base en el texto leído?</text:p>
      <text:h text:style-name="Heading_20_5" text:outline-level="5">Dijiste:</text:h>
      <text:p text:style-name="Text_20_body">si</text:p>
      <text:h text:style-name="Heading_20_6" text:outline-level="6"><text:soft-page-break/>ChatGPT dijo:</text:h>
      <text:p text:style-name="Text_20_body">¡Perfecto! Vamos ahora con la <text:span text:style-name="Strong_20_Emphasis">Sección 7: READING AND COMPREHENSION</text:span>.</text:p>
      <text:p text:style-name="Text_20_body">El texto trata sobre <text:span text:style-name="Strong_20_Emphasis">tres hoteles</text:span>: uno en Dubái, otro en París y otro en Tokio. Vamos a leer brevemente y luego responder las preguntas según lo que dice cada parte del texto.</text:p>
      <text:p text:style-name="Horizontal_20_Line"/>
      <text:h text:style-name="Heading_20_3" text:outline-level="3">📘 <text:span text:style-name="Strong_20_Emphasis">Resumen del texto</text:span></text:h>
      <text:list xml:id="list1878730416" text:style-name="L6">
        <text:list-item>
          <text:p text:style-name="P8"><text:span text:style-name="Strong_20_Emphasis">Burj Al Arab – Dubái</text:span></text:p>
          <text:list>
            <text:list-item>
              <text:p text:style-name="P8">El hotel más <text:span text:style-name="Strong_20_Emphasis">alto</text:span> del mundo.</text:p>
            </text:list-item>
            <text:list-item>
              <text:p text:style-name="P8">También uno de los más <text:span text:style-name="Strong_20_Emphasis">lujosos</text:span>.</text:p>
            </text:list-item>
            <text:list-item>
              <text:p text:style-name="P8">Tiene servicio de <text:span text:style-name="Strong_20_Emphasis">mayordomo</text:span>, restaurante <text:span text:style-name="Strong_20_Emphasis">bajo el agua</text:span> y transporte en helicóptero.</text:p>
            </text:list-item>
          </text:list>
        </text:list-item>
        <text:list-item>
          <text:p text:style-name="P8"><text:span text:style-name="Strong_20_Emphasis">Le Bristol – París</text:span></text:p>
          <text:list>
            <text:list-item>
              <text:p text:style-name="P8">El hotel más <text:span text:style-name="Strong_20_Emphasis">elegante</text:span> de la ciudad.</text:p>
            </text:list-item>
            <text:list-item>
              <text:p text:style-name="P8">Está cerca de la <text:span text:style-name="Strong_20_Emphasis">Torre Eiffel</text:span>.</text:p>
            </text:list-item>
            <text:list-item>
              <text:p text:style-name="P8">Comida deliciosa, <text:span text:style-name="Strong_20_Emphasis">muebles antiguos</text:span>, y decoración francesa.</text:p>
            </text:list-item>
          </text:list>
        </text:list-item>
        <text:list-item>
          <text:p text:style-name="P8"><text:span text:style-name="Strong_20_Emphasis">Hoshinoya – Tokio</text:span></text:p>
          <text:list>
            <text:list-item>
              <text:p text:style-name="P8">El hotel más <text:span text:style-name="Strong_20_Emphasis">tranquilo</text:span>.</text:p>
            </text:list-item>
            <text:list-item>
              <text:p text:style-name="P8">Habitaciones tradicionales con <text:span text:style-name="Strong_20_Emphasis">tatamis</text:span>, <text:span text:style-name="Strong_20_Emphasis">baños termales</text:span>, y diseño minimalista.</text:p>
            </text:list-item>
            <text:list-item>
              <text:p text:style-name="P8">Ideal para descansar.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RESPUESTAS – COMPRENSIÓN DE LECTURA</text:span></text:h>
      <text:list xml:id="list931732654" text:style-name="L7">
        <text:list-item>
          <text:p text:style-name="P9"><text:span text:style-name="Strong_20_Emphasis">What is the tallest hotel in the world?</text:span><text:line-break/>→ <text:span text:style-name="Strong_20_Emphasis">The Burj Al Arab</text:span> is the tallest hotel in the world.</text:p>
        </text:list-item>
        <text:list-item>
          <text:p text:style-name="P9"><text:span text:style-name="Strong_20_Emphasis">Which hotel is described as the most elegant in the city?</text:span><text:line-break/>→ <text:span text:style-name="Strong_20_Emphasis">Le Bristol</text:span> is described as the most elegant hotel in the city.</text:p>
        </text:list-item>
        <text:list-item>
          <text:p text:style-name="P9"><text:span text:style-name="Strong_20_Emphasis">What special service does the Burj Al Arab offer?</text:span><text:line-break/>→ It offers <text:span text:style-name="Strong_20_Emphasis">butler service, an underwater restaurant, and helicopter transport</text:span>.</text:p>
        </text:list-item>
        <text:list-item>
          <text:p text:style-name="P9"><text:span text:style-name="Strong_20_Emphasis">Where is the most peaceful hotel mentioned located?</text:span><text:line-break/>→ The most peaceful hotel is located in <text:span text:style-name="Strong_20_Emphasis">Tokyo</text:span> (Hoshinoya).</text:p>
        </text:list-item>
        <text:list-item>
          <text:p text:style-name="P9"><text:span text:style-name="Strong_20_Emphasis">Which hotel is close to the Eiffel Tower?</text:span><text:line-break/>→ <text:span text:style-name="Strong_20_Emphasis">Le Bristol</text:span> is close to the Eiffel Tower.</text:p>
        </text:list-item>
        <text:list-item>
          <text:p text:style-name="P9"><text:soft-page-break/><text:span text:style-name="Strong_20_Emphasis">What kind of experience does Hoshinoya in Tokyo offer?</text:span><text:line-break/>→ It offers a <text:span text:style-name="Strong_20_Emphasis">traditional and peaceful experience</text:span> with <text:span text:style-name="Strong_20_Emphasis">tatamis, hot springs, and minimalism</text:span>.</text:p>
        </text:list-item>
        <text:list-item>
          <text:p text:style-name="P9"><text:span text:style-name="Strong_20_Emphasis">Which hotel would you choose to visit and why?</text:span> <text:span text:style-name="Emphasis">(respuesta personal sugerida)</text:span><text:line-break/>→ I would choose <text:span text:style-name="Strong_20_Emphasis">Le Bristol</text:span> because I love elegant places and I want to visit the Eiffel Tower.</text:p>
        </text:list-item>
      </text:list>
      <text:p text:style-name="Horizontal_20_Line"/>
      <text:p text:style-name="Text_20_body">¡Listo! Ya terminamos toda la guía. Si quieres, puedo ayudarte a repasar o preparar una autoevaluación final ✨ ¿Te gustaría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5:59:37.652360700</meta:creation-date>
    <meta:editing-duration>PT1H8M59S</meta:editing-duration>
    <meta:editing-cycles>10</meta:editing-cycles>
    <meta:generator>LibreOffice/7.3.7.2$Linux_X86_64 LibreOffice_project/30$Build-2</meta:generator>
    <dc:date>2025-06-18T18:16:06.457667452</dc:date>
    <meta:document-statistic meta:table-count="0" meta:image-count="0" meta:object-count="0" meta:page-count="8" meta:paragraph-count="146" meta:word-count="1975" meta:character-count="10516" meta:non-whitespace-character-count="8794"/>
  </office:meta>
</office:document-meta>
</file>